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dyConten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Content.clear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Content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Content.BodyContent( SaxBuffer content ,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